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799in" fo:margin-left="-0.0785in" table:align="left" style:writing-mode="lr-tb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1.9306in"/>
    </style:style>
    <style:style style:name="Table1.C" style:family="table-column">
      <style:table-column-properties style:column-width="1.5069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6806in"/>
    </style:style>
    <style:style style:name="Table1.G" style:family="table-column">
      <style:table-column-properties style:column-width="1.1458in"/>
    </style:style>
    <style:style style:name="Table1.1" style:family="table-row">
      <style:table-row-properties style:min-row-height="0.441in" fo:keep-together="auto"/>
    </style:style>
    <style:style style:name="Table1.A1" style:family="table-cell">
      <style:table-cell-properties style:vertical-align="top" fo:background-color="#b4c6e7" fo:padding-left="0.075in" fo:padding-right="0.075in" fo:padding-top="0in" fo:padding-bottom="0in" fo:border-left="0.5pt solid #acb9ca" fo:border-right="none" fo:border-top="0.5pt solid #acb9ca" fo:border-bottom="0.5pt solid #c0c0c0" style:writing-mode="lr-tb">
        <style:background-image/>
      </style:table-cell-properties>
    </style:style>
    <style:style style:name="Table1.G1" style:family="table-cell">
      <style:table-cell-properties style:vertical-align="top" fo:background-color="#b4c6e7" fo:padding-left="0.075in" fo:padding-right="0.075in" fo:padding-top="0in" fo:padding-bottom="0in" fo:border-left="0.5pt solid #acb9ca" fo:border-right="0.5pt solid #acb9ca" fo:border-top="0.5pt solid #acb9ca" fo:border-bottom="0.5pt solid #c0c0c0" style:writing-mode="lr-tb">
        <style:background-image/>
      </style:table-cell-properties>
    </style:style>
    <style:style style:name="Table1.2" style:family="table-row">
      <style:table-row-properties style:min-row-height="0.2542in" fo:keep-together="auto"/>
    </style:style>
    <style:style style:name="Table1.A2" style:family="table-cell">
      <style:table-cell-properties style:vertical-align="top" fo:background-color="#a9d08e" fo:padding-left="0.075in" fo:padding-right="0.075in" fo:padding-top="0in" fo:padding-bottom="0in" fo:border="0.5pt solid #acb9ca" style:writing-mode="lr-tb">
        <style:background-image/>
      </style:table-cell-properties>
    </style:style>
    <style:style style:name="Table1.3" style:family="table-row">
      <style:table-row-properties style:min-row-height="0.1972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="0.5pt solid #acb9ca" style:writing-mode="lr-tb"/>
    </style:style>
    <style:style style:name="Table1.4" style:family="table-row">
      <style:table-row-properties style:min-row-height="0.2472in" fo:background-color="#cccccc" fo:keep-together="auto">
        <style:background-image/>
      </style:table-row-properties>
    </style:style>
    <style:style style:name="Table1.A4" style:family="table-cell">
      <style:table-cell-properties style:vertical-align="top" fo:padding-left="0.075in" fo:padding-right="0.075in" fo:padding-top="0in" fo:padding-bottom="0in" fo:border-left="0.5pt solid #acb9ca" fo:border-right="none" fo:border-top="0.5pt solid #acb9ca" fo:border-bottom="0.5pt solid #acb9ca" style:writing-mode="lr-tb"/>
    </style:style>
    <style:style style:name="Table1.G4" style:family="table-cell">
      <style:table-cell-properties style:vertical-align="top" fo:padding-left="0.075in" fo:padding-right="0.075in" fo:padding-top="0in" fo:padding-bottom="0in" fo:border="0.5pt solid #acb9ca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acb9ca" fo:border-right="0.5pt solid #acb9ca" fo:border-top="0.5pt solid #acb9ca" fo:border-bottom="0.5pt solid #c0c0c0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F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c0c0c0" style:writing-mode="lr-tb"/>
    </style:style>
    <style:style style:name="Table1.G6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c0c0c0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c0c0c0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c0c0c0" style:writing-mode="lr-tb"/>
    </style:style>
    <style:style style:name="Table1.9" style:family="table-row">
      <style:table-row-properties style:min-row-height="0.2431in"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0.5pt solid #acb9ca" style:writing-mode="lr-tb"/>
    </style:style>
    <style:style style:name="Table1.11" style:family="table-row">
      <style:table-row-properties style:min-row-height="0.2208in" fo:background-color="#cccccc" fo:keep-together="auto">
        <style:background-image/>
      </style:table-row-properties>
    </style:style>
    <style:style style:name="Table1.A11" style:family="table-cell">
      <style:table-cell-properties style:vertical-align="top" fo:background-color="transparent" fo:padding-left="0.075in" fo:padding-right="0.075in" fo:padding-top="0in" fo:padding-bottom="0in" fo:border-left="0.5pt solid #acb9ca" fo:border-right="none" fo:border-top="none" fo:border-bottom="0.5pt solid #acb9ca" style:writing-mode="lr-tb">
        <style:background-image/>
      </style:table-cell-properties>
    </style:style>
    <style:style style:name="Table1.G11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D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E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F13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G13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="0.5pt solid #acb9ca" style:writing-mode="lr-tb"/>
    </style:style>
    <style:style style:name="Table1.16" style:family="table-row">
      <style:table-row-properties style:min-row-height="0.2319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G16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G17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acb9ca" fo:border-right="none" fo:border-top="none" fo:border-bottom="0.5pt solid #acb9ca" style:writing-mode="lr-tb"/>
    </style:style>
    <style:style style:name="Table1.G18" style:family="table-cell">
      <style:table-cell-properties style:vertical-align="top" fo:padding-left="0.075in" fo:padding-right="0.075in" fo:padding-top="0in" fo:padding-bottom="0in" fo:border-left="0.5pt solid #acb9ca" fo:border-right="0.5pt solid #acb9ca" fo:border-top="none" fo:border-bottom="0.5pt solid #acb9ca" style:writing-mode="lr-tb"/>
    </style:style>
    <style:style style:name="P1" style:family="paragraph" style:parent-style-name="Standard">
      <style:text-properties officeooo:paragraph-rsid="0008794a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officeooo:paragraph-rsid="0008794a"/>
    </style:style>
    <style:style style:name="P3" style:family="paragraph" style:parent-style-name="Header">
      <style:text-properties style:font-name="Times New Roman" fo:font-size="11pt" officeooo:paragraph-rsid="0008794a" style:font-size-asian="11pt" style:font-size-complex="11pt"/>
    </style:style>
    <style:style style:name="P4" style:family="paragraph" style:parent-style-name="Header">
      <style:paragraph-properties>
        <style:tab-stops>
          <style:tab-stop style:position="1.1217in"/>
          <style:tab-stop style:position="3.3465in" style:type="center"/>
          <style:tab-stop style:position="6.6929in" style:type="right"/>
        </style:tab-stops>
      </style:paragraph-properties>
      <style:text-properties style:font-name="Times New Roman" fo:font-size="11pt" officeooo:paragraph-rsid="0008794a" style:font-size-asian="11pt" style:font-size-complex="11pt"/>
    </style:style>
    <style:style style:name="P5" style:family="paragraph" style:parent-style-name="Header">
      <style:paragraph-properties>
        <style:tab-stops>
          <style:tab-stop style:position="1.1217in"/>
          <style:tab-stop style:position="3.3465in" style:type="center"/>
          <style:tab-stop style:position="5in"/>
          <style:tab-stop style:position="6.5626in" style:type="right"/>
        </style:tab-stops>
      </style:paragraph-properties>
      <style:text-properties style:font-name="Times New Roman" fo:font-size="11pt" officeooo:paragraph-rsid="00121203" style:font-size-asian="11pt" style:font-size-complex="11pt"/>
    </style:style>
    <style:style style:name="P6" style:family="paragraph" style:parent-style-name="Header">
      <style:paragraph-properties>
        <style:tab-stops>
          <style:tab-stop style:position="3.3465in" style:type="center"/>
          <style:tab-stop style:position="7.5646in" style:type="right"/>
        </style:tab-stops>
      </style:paragraph-properties>
      <style:text-properties style:font-name="Times New Roman" fo:font-size="11.5pt" fo:font-weight="bold" officeooo:rsid="0008794a" officeooo:paragraph-rsid="0008794a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00%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fo:color="#000000" style:font-name="Times New Roman" fo:font-size="10.5pt" fo:font-weight="bold" officeooo:paragraph-rsid="0008794a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top="0.0398in" fo:margin-bottom="0.0398in" loext:contextual-spacing="false" fo:line-height="100%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1pt" officeooo:paragraph-rsid="0008794a" style:font-size-asian="11pt" style:font-size-complex="11pt"/>
    </style:style>
    <style:style style:name="P9" style:family="paragraph" style:parent-style-name="Standard">
      <style:paragraph-properties fo:margin-top="0.0398in" fo:margin-bottom="0.0398in" loext:contextual-spacing="false" fo:line-height="100%" fo:text-align="end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1pt" officeooo:paragraph-rsid="0008794a" style:font-size-asian="11pt" style:font-size-complex="11pt"/>
    </style:style>
    <style:style style:name="P10" style:family="paragraph" style:parent-style-name="Standard">
      <style:paragraph-properties fo:margin-top="0.0398in" fo:margin-bottom="0.0398in" loext:contextual-spacing="false" fo:line-height="100%" fo:text-align="center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1pt" officeooo:paragraph-rsid="0008794a" style:font-size-asian="11pt" style:font-size-complex="11pt"/>
    </style:style>
    <style:style style:name="P11" style:family="paragraph" style:parent-style-name="Standard">
      <style:paragraph-properties fo:margin-top="0.0398in" fo:margin-bottom="0.0398in" loext:contextual-spacing="false" fo:line-height="100%" fo:text-align="end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1pt" fo:font-weight="bold" officeooo:paragraph-rsid="0008794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.0398in" fo:margin-bottom="0.0398in" loext:contextual-spacing="false" fo:line-height="100%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08794a" style:font-size-asian="10.5pt" style:font-size-complex="10.5pt"/>
    </style:style>
    <style:style style:name="P13" style:family="paragraph" style:parent-style-name="Standard">
      <style:paragraph-properties fo:margin-top="0.0398in" fo:margin-bottom="0.0398in" loext:contextual-spacing="false" fo:line-height="100%" fo:text-align="center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08794a" style:font-size-asian="10.5pt" style:font-size-complex="10.5pt"/>
    </style:style>
    <style:style style:name="P14" style:family="paragraph" style:parent-style-name="Standard">
      <style:paragraph-properties fo:margin-top="0.0398in" fo:margin-bottom="0.0398in" loext:contextual-spacing="false" fo:line-height="100%" fo:text-align="end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08794a" style:font-size-asian="10.5pt" style:font-size-complex="10.5pt"/>
    </style:style>
    <style:style style:name="P15" style:family="paragraph" style:parent-style-name="Standard">
      <style:paragraph-properties fo:margin-top="0.0791in" fo:margin-bottom="0.0791in" loext:contextual-spacing="false" fo:line-height="100%" fo:text-align="center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15e152" style:font-size-asian="10.5pt" style:font-size-complex="10.5pt"/>
    </style:style>
    <style:style style:name="P16" style:family="paragraph" style:parent-style-name="Standard">
      <style:paragraph-properties fo:margin-top="0.0791in" fo:margin-bottom="0.0791in" loext:contextual-spacing="false" fo:line-height="100%" fo:text-align="center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232f2f" style:font-size-asian="10.5pt" style:font-size-complex="10.5pt"/>
    </style:style>
    <style:style style:name="P17" style:family="paragraph" style:parent-style-name="Standard">
      <style:paragraph-properties fo:margin-top="0.0791in" fo:margin-bottom="0.0791in" loext:contextual-spacing="false" fo:line-height="100%" fo:text-align="end" style:justify-single-word="false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1fc8be" style:font-size-asian="10.5pt" style:font-size-complex="10.5pt"/>
    </style:style>
    <style:style style:name="P18" style:family="paragraph" style:parent-style-name="Standard">
      <style:paragraph-properties fo:margin-top="0.0791in" fo:margin-bottom="0.0791in" loext:contextual-spacing="false" fo:line-height="100%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08794a" style:font-size-asian="10.5pt" style:font-size-complex="10.5pt"/>
    </style:style>
    <style:style style:name="P19" style:family="paragraph" style:parent-style-name="Standard">
      <style:paragraph-properties fo:margin-top="0.0791in" fo:margin-bottom="0.0791in" loext:contextual-spacing="false" fo:line-height="100%" style:snap-to-layout-gri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.5pt" officeooo:paragraph-rsid="0015e152" style:font-size-asian="10.5pt" style:font-size-complex="10.5pt"/>
    </style:style>
    <style:style style:name="P20" style:family="paragraph" style:parent-style-name="Standard">
      <style:paragraph-properties fo:margin-top="0.0791in" fo:margin-bottom="0.0791in" loext:contextual-spacing="false" fo:line-height="100%" fo:text-align="center" style:justify-single-word="false">
        <style:tab-stops>
          <style:tab-stop style:position="1.1252in"/>
          <style:tab-stop style:position="3.6252in"/>
          <style:tab-stop style:position="5.4374in" style:type="right"/>
        </style:tab-stops>
      </style:paragraph-properties>
      <style:text-properties style:font-name="Times New Roman" fo:font-size="10pt" fo:font-weight="bold" officeooo:paragraph-rsid="0008794a" style:font-size-asian="10pt" style:font-weight-asian="bold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ff0000" fo:letter-spacing="normal" fo:font-style="normal" fo:font-weight="bold"/>
    </style:style>
    <style:style style:name="T3" style:family="text">
      <style:text-properties style:font-name="Times New Roman" fo:font-size="12pt" officeooo:rsid="001d4c86" style:font-size-asian="12pt" style:font-size-complex="12pt"/>
    </style:style>
    <style:style style:name="T4" style:family="text">
      <style:text-properties style:font-name="Times New Roman" fo:font-size="12pt" officeooo:rsid="001cea52" style:font-size-asian="12pt" style:font-size-complex="12pt"/>
    </style:style>
    <style:style style:name="T5" style:family="text">
      <style:text-properties style:font-name="Times New Roman" fo:font-size="11pt" officeooo:rsid="001cea52" style:font-size-asian="11pt" style:font-size-complex="11pt"/>
    </style:style>
    <style:style style:name="T6" style:family="text">
      <style:text-properties officeooo:rsid="0008794a"/>
    </style:style>
    <style:style style:name="T7" style:family="text">
      <style:text-properties fo:color="#000000" fo:font-size="10.5pt" fo:background-color="#ffffff" loext:char-shading-value="0" style:font-size-asian="10.5pt" style:font-size-complex="10.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ịch vụ" text:name="py3o.categ_id.name"/>
        <text:user-field-decl office:value-type="string" office:string-value="Tên / IP" text:name="py3o.line.name"/>
        <text:user-field-decl office:value-type="string" office:string-value="Mô tả" text:name="py3o.categ_id.description"/>
        <text:user-field-decl office:value-type="string" office:string-value="Ngày bắt đầu" text:name="py3o.categ_id.start_date"/>
        <text:user-field-decl office:value-type="string" office:string-value="Ngày kết thúc" text:name="py3o.categ_id.end_date"/>
        <text:user-field-decl office:value-type="string" office:string-value="Số ngày" text:name="py3o.categ_id.time"/>
        <text:user-field-decl office:value-type="string" office:string-value="Số tiền" text:name="py3o.categ_id.price"/>
        <text:user-field-decl office:value-type="string" office:string-value="Khách hàng" text:name="py3o.objects.partner_id.name"/>
        <text:user-field-decl office:value-type="string" office:string-value="Mô tả" text:name="py3o.line.description"/>
        <text:user-field-decl office:value-type="string" office:string-value="Ngày bắt đầu" text:name="py3o.line.start_date"/>
        <text:user-field-decl office:value-type="string" office:string-value="Ngày kết thúc" text:name="py3o.line.end_date"/>
        <text:user-field-decl office:value-type="string" office:string-value="Số ngày" text:name="py3o.line.time"/>
        <text:user-field-decl office:value-type="string" office:string-value="Số tiền" text:name="py3o.line.price"/>
        <text:user-field-decl office:value-type="string" office:string-value="STT" text:name="py3o.line.count"/>
      </text:user-field-decls>
      <text:p text:style-name="P6">Công ty Cổ Phần ODS<text:tab/><text:tab/><text:span text:style-name="T9">ĐỐI SOÁT</text:span></text:p>
      <text:p text:style-name="P6"><text:tab/><text:tab/><text:span text:style-name="T8">Ngày tạo: </text:span><text:span text:style-name="T8"><text:text-input text:description="py3o://function=&quot;objects.get_date_report()[2]&quot;">Ngày tạo</text:text-input></text:span></text:p>
      <text:p text:style-name="P3"/>
      <text:p text:style-name="P4"><text:span text:style-name="T7">Khách hàng<text:tab/>: </text:span><text:user-field-get text:name="py3o.objects.partner_id.name">Khách hàng</text:user-field-get></text:p>
      <text:p text:style-name="P5"><text:span text:style-name="T7">Từ ngày<text:tab/>: </text:span><text:span text:style-name="T7"><text:text-input text:description="py3o://function=&quot;objects.get_date_report()[0]&quot;">Từ ngày</text:text-input></text:span><text:tab/><text:tab/><text:span text:style-name="T6">Đến ngày<text:tab/>:</text:span> <text:span text:style-name="T7"><text:text-input text:description="py3o://function=&quot;objects.get_date_report()[1]&quot;">Đến ngày</text:text-input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0">STT</text:p>
          </table:table-cell>
          <table:table-cell table:style-name="Table1.A1" office:value-type="string">
            <text:p text:style-name="P20">Tên / IP</text:p>
          </table:table-cell>
          <table:table-cell table:style-name="Table1.A1" office:value-type="string">
            <text:p text:style-name="P20">Mô tả</text:p>
          </table:table-cell>
          <table:table-cell table:style-name="Table1.A1" office:value-type="string">
            <text:p text:style-name="P20">Ngày bắt đầu</text:p>
          </table:table-cell>
          <table:table-cell table:style-name="Table1.A1" office:value-type="string">
            <text:p text:style-name="P20">Ngày kết thúc</text:p>
          </table:table-cell>
          <table:table-cell table:style-name="Table1.A1" office:value-type="string">
            <text:p text:style-name="P20">Số ngày</text:p>
          </table:table-cell>
          <table:table-cell table:style-name="Table1.G1" office:value-type="string">
            <text:p text:style-name="P20">Số tiền (VNĐ)</text:p>
          </table:table-cell>
        </table:table-row>
        <table:table-row table:style-name="Table1.2">
          <table:table-cell table:style-name="Table1.A2" table:number-columns-spanned="7" office:value-type="string">
            <text:p text:style-name="P7">Dịch vụ đủ thá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2"><text:a xlink:type="simple" xlink:href="py3o://for=%22categ_id%20in%20objects.get_service_info()[0]%22" text:style-name="Internet_20_link" text:visited-style-name="Visited_20_Internet_20_Link"><text:span text:style-name="T4">for="categ_id in objects.get_service_info()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6" office:value-type="string">
            <text:p text:style-name="P8"><text:user-field-get text:name="py3o.categ_id.name">Dịch vụ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9"/>
          </table:table-cell>
        </table:table-row>
        <table:table-row table:style-name="Table1.5">
          <table:table-cell table:style-name="Table1.A5" table:number-columns-spanned="7" office:value-type="string">
            <text:p text:style-name="P2"><text:a xlink:type="simple" xlink:href="py3o://for=%22line%20in%20objects.get_service_info()[0][categ_id]%22" text:style-name="Internet_20_link" text:visited-style-name="Visited_20_Internet_20_Link"><text:span text:style-name="T5">for="line in objects.get_service_info()[0][categ_id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3"><text:user-field-get text:name="py3o.line.count">STT</text:user-field-get></text:p>
          </table:table-cell>
          <table:table-cell table:style-name="Table1.B6" office:value-type="string">
            <text:p text:style-name="P12"><text:user-field-get text:name="py3o.line.name">Tên / IP</text:user-field-get></text:p>
          </table:table-cell>
          <table:table-cell table:style-name="Table1.C6" office:value-type="string">
            <text:p text:style-name="P12"><text:user-field-get text:name="py3o.line.description">Mô tả</text:user-field-get></text:p>
          </table:table-cell>
          <table:table-cell table:style-name="Table1.D6" office:value-type="string">
            <text:p text:style-name="P13"><text:user-field-get text:name="py3o.line.start_date">Ngày bắt đầu</text:user-field-get></text:p>
          </table:table-cell>
          <table:table-cell table:style-name="Table1.E6" office:value-type="string">
            <text:p text:style-name="P13"><text:user-field-get text:name="py3o.line.end_date">Ngày kết thúc</text:user-field-get></text:p>
          </table:table-cell>
          <table:table-cell table:style-name="Table1.F6" office:value-type="string">
            <text:p text:style-name="P13"><text:user-field-get text:name="py3o.line.time">Số ngày</text:user-field-get></text:p>
          </table:table-cell>
          <table:table-cell table:style-name="Table1.G6" office:value-type="string">
            <text:p text:style-name="P14"><text:text-input text:description="py3o://function=&quot;objects.format_number(line.price)&quot;">Số tiền</text:text-input></text:p>
          </table:table-cell>
        </table:table-row>
        <table:table-row table:style-name="Table1.7">
          <table:table-cell table:style-name="Table1.A7" table:number-columns-spanned="7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7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7" office:value-type="string">
            <text:p text:style-name="P7">Dịch vụ không đủ thá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7" office:value-type="string">
            <text:p text:style-name="P2"><text:a xlink:type="simple" xlink:href="py3o://for=%22categ_id%20in%20objects.get_service_info(True)[0]%22" text:style-name="Internet_20_link" text:visited-style-name="Visited_20_Internet_20_Link"><text:span text:style-name="T4">for="categ_id in objects.get_service_info(True)[0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6" office:value-type="string">
            <text:p text:style-name="P8"><text:user-field-get text:name="py3o.categ_id.name">Dịch vụ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9"/>
          </table:table-cell>
        </table:table-row>
        <table:table-row table:style-name="Table1.12">
          <table:table-cell table:style-name="Table1.A12" table:number-columns-spanned="7" office:value-type="string">
            <text:p text:style-name="P2"><text:a xlink:type="simple" xlink:href="py3o://for=%22line%20in%20objects.get_service_info(True)[0][categ_id]%22" text:style-name="Internet_20_link" text:visited-style-name="Visited_20_Internet_20_Link"><text:span text:style-name="T4">for="line in objects.get_service_info(True)[0][categ_id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6"><text:user-field-get text:name="py3o.line.count">STT</text:user-field-get></text:p>
          </table:table-cell>
          <table:table-cell table:style-name="Table1.B13" office:value-type="string">
            <text:p text:style-name="P18"><text:user-field-get text:name="py3o.line.name">Tên / IP</text:user-field-get></text:p>
          </table:table-cell>
          <table:table-cell table:style-name="Table1.C13" office:value-type="string">
            <text:p text:style-name="P19"><text:user-field-get text:name="py3o.line.description">Mô tả</text:user-field-get></text:p>
          </table:table-cell>
          <table:table-cell table:style-name="Table1.D13" office:value-type="string">
            <text:p text:style-name="P15"><text:user-field-get text:name="py3o.line.start_date">Ngày bắt đầu</text:user-field-get></text:p>
          </table:table-cell>
          <table:table-cell table:style-name="Table1.E13" office:value-type="string">
            <text:p text:style-name="P15"><text:user-field-get text:name="py3o.line.end_date">Ngày kết thúc</text:user-field-get></text:p>
          </table:table-cell>
          <table:table-cell table:style-name="Table1.F13" office:value-type="string">
            <text:p text:style-name="P15"><text:user-field-get text:name="py3o.line.time">Số ngày</text:user-field-get></text:p>
          </table:table-cell>
          <table:table-cell table:style-name="Table1.G13" office:value-type="string">
            <text:p text:style-name="P17"><text:text-input text:description="py3o://function=&quot;objects.format_number(line.price)&quot;">Số tiền</text:text-input></text:p>
          </table:table-cell>
        </table:table-row>
        <table:table-row table:style-name="Table1.14">
          <table:table-cell table:style-name="Table1.A14" table:number-columns-spanned="7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7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8" table:number-columns-spanned="6" office:value-type="string">
            <text:p text:style-name="P10"><text:span text:style-name="T1">Tổng tiền trước thuế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8" office:value-type="string">
            <text:p text:style-name="P9"><text:text-input text:description="py3o://function=&quot;objects.format_number(objects.amount_untaxed)&quot;">Tổng trước thuế</text:text-input></text:p>
          </table:table-cell>
        </table:table-row>
        <table:table-row table:style-name="Table1.17">
          <table:table-cell table:style-name="Table1.A18" table:number-columns-spanned="6" office:value-type="string">
            <text:p text:style-name="P10"><text:span text:style-name="T1">Thuế GTGT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8" office:value-type="string">
            <text:p text:style-name="P9"><text:text-input text:description="py3o://function=&quot;objects.format_number(objects.amount_tax)&quot;">Thuế</text:text-input></text:p>
          </table:table-cell>
        </table:table-row>
        <table:table-row table:style-name="Table1.18">
          <table:table-cell table:style-name="Table1.A18" table:number-columns-spanned="6" office:value-type="string">
            <text:p text:style-name="P10"><text:span text:style-name="T2">Tổng thanh toán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8" office:value-type="string">
            <text:p text:style-name="P11"><text:text-input text:description="py3o://function=&quot;objects.format_number(objects.amount_total)&quot;">Tổng TT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6075in" fo:margin-left="0.5929in" fo:margin-right="0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16:35.399000000</meta:creation-date>
    <dc:date>2018-12-05T14:29:54.413000000</dc:date>
    <meta:editing-duration>P1DT3H41M31S</meta:editing-duration>
    <meta:editing-cycles>29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43" meta:word-count="135" meta:character-count="646" meta:non-whitespace-character-count="563"/>
  </office:meta>
</office:document-meta>
</file>